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/>
    </style:style>
    <style:style style:name="P2" style:parent-style-name="Listenabsatz" style:list-style-name="LFO1" style:family="paragraph">
      <style:text-properties style:font-name="Arial" style:font-name-complex="Arial"/>
    </style:style>
    <style:style style:name="P3" style:parent-style-name="Listenabsatz" style:list-style-name="LFO1" style:family="paragraph">
      <style:text-properties style:font-name="Arial" style:font-name-complex="Arial"/>
    </style:style>
    <style:style style:name="P4" style:parent-style-name="Listenabsatz" style:list-style-name="LFO1" style:family="paragraph">
      <style:text-properties style:font-name="Arial" style:font-name-complex="Arial"/>
    </style:style>
    <style:style style:name="P5" style:parent-style-name="Listenabsatz" style:list-style-name="LFO1" style:family="paragraph">
      <style:text-properties style:font-name="Arial" style:font-name-complex="Arial"/>
    </style:style>
    <style:style style:name="P6" style:parent-style-name="Listenabsatz" style:family="paragraph">
      <style:text-properties style:font-name="Arial" style:font-name-complex="Arial"/>
    </style:style>
    <style:style style:name="P7" style:parent-style-name="Listenabsatz" style:list-style-name="LFO2" style:family="paragraph">
      <style:text-properties style:font-name="Arial" style:font-name-complex="Arial"/>
    </style:style>
    <style:style style:name="P8" style:parent-style-name="Listenabsatz" style:list-style-name="LFO2" style:family="paragraph">
      <style:text-properties style:font-name="Arial" style:font-name-complex="Arial"/>
    </style:style>
    <style:style style:name="P9" style:parent-style-name="Listenabsatz" style:list-style-name="LFO2" style:family="paragraph">
      <style:text-properties style:font-name="Arial" style:font-name-complex="Arial"/>
    </style:style>
    <style:style style:name="P10" style:parent-style-name="Listenabsatz" style:list-style-name="LFO2" style:family="paragraph">
      <style:text-properties style:font-name="Arial" style:font-name-complex="Arial"/>
    </style:style>
    <style:style style:name="P11" style:parent-style-name="Listenabsatz" style:list-style-name="LFO2" style:family="paragraph">
      <style:text-properties style:font-name="Arial" style:font-name-complex="Arial"/>
    </style:style>
    <style:style style:name="P12" style:parent-style-name="Listenabsatz" style:list-style-name="LFO2" style:family="paragraph">
      <style:text-properties style:font-name="Arial" style:font-name-complex="Arial"/>
    </style:style>
    <style:style style:name="P13" style:parent-style-name="Listenabsatz" style:family="paragraph">
      <style:text-properties style:font-name="Arial" style:font-name-complex="Arial"/>
    </style:style>
  </office:automatic-styles>
  <office:body>
    <office:text text:use-soft-page-breaks="true">
      <text:p text:style-name="P1">Anleitung zur Installation der Anwendung unter Berücksichtigung der erforderlichen Dienste:</text:p>
      <text:list text:style-name="LFO1" text:continue-numbering="true">
        <text:list-item>
          <text:p text:style-name="P2">Bei Heroku anmelden</text:p>
        </text:list-item>
        <text:list-item>
          <text:p text:style-name="P3">Github mit Heroku verknüpfen</text:p>
        </text:list-item>
        <text:list-item>
          <text:p text:style-name="P4">Repository auswählen</text:p>
        </text:list-item>
        <text:list-item>
          <text:p text:style-name="P5">URL wird dargestellt, die dann im Code verwendet werden muss</text:p>
        </text:list-item>
      </text:list>
      <text:p text:style-name="P6"/>
      <text:list text:style-name="LFO2" text:continue-numbering="true">
        <text:list-item>
          <text:p text:style-name="P7">Bei MongoDB anmelden</text:p>
        </text:list-item>
        <text:list-item>
          <text:p text:style-name="P8">Create Cluster</text:p>
        </text:list-item>
        <text:list-item>
          <text:p text:style-name="P9">Folge dem Get Started Guide</text:p>
        </text:list-item>
        <text:list-item>
          <text:p text:style-name="P10">Connection-String kopieren</text:p>
        </text:list-item>
        <text:list-item>
          <text:p text:style-name="P11">Datenbank Firework und Collection Compilations anlegen</text:p>
        </text:list-item>
        <text:list-item>
          <text:p text:style-name="P12">Im Servercode den kopierten Connection-String bei URL einfügen</text:p>
        </text:list-item>
      </text:list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leen Niederer</meta:initial-creator>
    <dc:creator>Aileen Niederer</dc:creator>
    <meta:creation-date>2021-02-16T09:43:00Z</meta:creation-date>
    <dc:date>2021-02-16T10:16:00Z</dc:date>
    <meta:template xlink:href="Normal" xlink:type="simple"/>
    <meta:editing-cycles>2</meta:editing-cycles>
    <meta:editing-duration>PT0S</meta:editing-duration>
    <meta:document-statistic meta:page-count="1" meta:paragraph-count="1" meta:word-count="59" meta:character-count="433" meta:row-count="3" meta:non-whitespace-character-count="375"/>
  </office:meta>
</office:document-meta>
</file>